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60914" officeooo:paragraph-rsid="00d60914"/>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Code">
      <style:text-properties officeooo:paragraph-rsid="01776f98"/>
    </style:style>
    <style:style style:name="P151" style:family="paragraph" style:parent-style-name="Heading_20_1">
      <style:text-properties officeooo:rsid="01a7009d" officeooo:paragraph-rsid="01a7009d"/>
    </style:style>
    <style:style style:name="P152" style:family="paragraph" style:parent-style-name="Heading_20_1">
      <style:text-properties officeooo:rsid="019d12ac" officeooo:paragraph-rsid="019d12ac"/>
    </style:style>
    <style:style style:name="P153" style:family="paragraph" style:parent-style-name="Heading_20_1">
      <style:text-properties officeooo:rsid="017fa5dc" officeooo:paragraph-rsid="019fb546"/>
    </style:style>
    <style:style style:name="P154" style:family="paragraph" style:parent-style-name="Heading_20_1">
      <style:text-properties officeooo:rsid="015d630f" officeooo:paragraph-rsid="01940c5f"/>
    </style:style>
    <style:style style:name="P155" style:family="paragraph" style:parent-style-name="Heading_20_1">
      <style:text-properties officeooo:rsid="0144afae" officeooo:paragraph-rsid="0144afae"/>
    </style:style>
    <style:style style:name="P156" style:family="paragraph" style:parent-style-name="Heading_20_1">
      <style:text-properties officeooo:rsid="01136f79" officeooo:paragraph-rsid="01136f79"/>
    </style:style>
    <style:style style:name="P157" style:family="paragraph" style:parent-style-name="Heading_20_1">
      <style:text-properties officeooo:rsid="00d82c07" officeooo:paragraph-rsid="00d82c07"/>
    </style:style>
    <style:style style:name="P158" style:family="paragraph" style:parent-style-name="Heading_20_1">
      <style:text-properties officeooo:rsid="00bb188e" officeooo:paragraph-rsid="00bb188e"/>
    </style:style>
    <style:style style:name="P159" style:family="paragraph" style:parent-style-name="Heading_20_1">
      <style:text-properties officeooo:rsid="007429df" officeooo:paragraph-rsid="007429df"/>
    </style:style>
    <style:style style:name="P160" style:family="paragraph" style:parent-style-name="Heading_20_1">
      <style:text-properties officeooo:rsid="0034ffb8" officeooo:paragraph-rsid="0034ffb8"/>
    </style:style>
    <style:style style:name="P161" style:family="paragraph" style:parent-style-name="Heading_20_1">
      <style:text-properties officeooo:rsid="002ddd9f" officeooo:paragraph-rsid="006c48d6"/>
    </style:style>
    <style:style style:name="P162" style:family="paragraph" style:parent-style-name="Heading_20_1">
      <style:text-properties officeooo:rsid="0022a503" officeooo:paragraph-rsid="0022a503"/>
    </style:style>
    <style:style style:name="P163" style:family="paragraph" style:parent-style-name="Heading_20_1">
      <style:text-properties officeooo:rsid="001d247e" officeooo:paragraph-rsid="00277837"/>
    </style:style>
    <style:style style:name="P164" style:family="paragraph" style:parent-style-name="Heading_20_1">
      <style:text-properties officeooo:rsid="01b44072" officeooo:paragraph-rsid="01b44072"/>
    </style:style>
    <style:style style:name="P165" style:family="paragraph" style:parent-style-name="Text_20_body" style:list-style-name="L1">
      <style:text-properties officeooo:rsid="01267bc1" officeooo:paragraph-rsid="01267bc1"/>
    </style:style>
    <style:style style:name="P166" style:family="paragraph" style:parent-style-name="Text_20_body" style:list-style-name="L2">
      <style:text-properties officeooo:paragraph-rsid="0084ac1f"/>
    </style:style>
    <style:style style:name="P167" style:family="paragraph" style:parent-style-name="Text_20_body" style:list-style-name="L2">
      <style:text-properties officeooo:rsid="008374c9" officeooo:paragraph-rsid="008374c9"/>
    </style:style>
    <style:style style:name="P168" style:family="paragraph" style:parent-style-name="Text_20_body" style:list-style-name="L2">
      <style:text-properties officeooo:rsid="0086622e" officeooo:paragraph-rsid="0086622e"/>
    </style:style>
    <style:style style:name="P169" style:family="paragraph" style:parent-style-name="Text_20_body" style:list-style-name="L2">
      <style:text-properties officeooo:rsid="0086ebbe" officeooo:paragraph-rsid="0086ebbe"/>
    </style:style>
    <style:style style:name="P170" style:family="paragraph" style:parent-style-name="Text_20_body" style:list-style-name="L3">
      <style:text-properties officeooo:rsid="00886cd4" officeooo:paragraph-rsid="00886cd4"/>
    </style:style>
    <style:style style:name="P171" style:family="paragraph" style:parent-style-name="Text_20_body" style:list-style-name="L3">
      <style:text-properties officeooo:rsid="008baa08" officeooo:paragraph-rsid="008baa08"/>
    </style:style>
    <style:style style:name="P172" style:family="paragraph" style:parent-style-name="Text_20_body" style:list-style-name="L3">
      <style:text-properties officeooo:rsid="00981d50" officeooo:paragraph-rsid="00981d50"/>
    </style:style>
    <style:style style:name="P173" style:family="paragraph" style:parent-style-name="Text_20_body" style:list-style-name="L3">
      <style:text-properties officeooo:rsid="009c6041" officeooo:paragraph-rsid="009c6041"/>
    </style:style>
    <style:style style:name="P174" style:family="paragraph" style:parent-style-name="Text_20_body" style:list-style-name="L3">
      <style:text-properties officeooo:rsid="008f5ccb" officeooo:paragraph-rsid="008f5ccb"/>
    </style:style>
    <style:style style:name="P175" style:family="paragraph" style:parent-style-name="Text_20_body" style:list-style-name="L3">
      <style:text-properties officeooo:rsid="009d1f7b" officeooo:paragraph-rsid="009d1f7b"/>
    </style:style>
    <style:style style:name="P176" style:family="paragraph" style:parent-style-name="Text_20_body" style:list-style-name="L4">
      <style:text-properties officeooo:rsid="002ddd9f" officeooo:paragraph-rsid="002ddd9f"/>
    </style:style>
    <style:style style:name="P177" style:family="paragraph" style:parent-style-name="Text_20_body" style:list-style-name="L4">
      <style:text-properties officeooo:rsid="00311d8b" officeooo:paragraph-rsid="00311d8b"/>
    </style:style>
    <style:style style:name="P178" style:family="paragraph" style:parent-style-name="Text_20_body" style:list-style-name="L4">
      <style:text-properties officeooo:rsid="00327102" officeooo:paragraph-rsid="00327102"/>
    </style:style>
    <style:style style:name="P179" style:family="paragraph" style:parent-style-name="Text_20_body">
      <style:text-properties officeooo:rsid="01b512c6" officeooo:paragraph-rsid="01b512c6"/>
    </style:style>
    <style:style style:name="P180" style:family="paragraph" style:parent-style-name="Text_20_body">
      <style:text-properties officeooo:rsid="01b68d53" officeooo:paragraph-rsid="01b68d53"/>
    </style:style>
    <style:style style:name="P18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82"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83"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8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85"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8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87"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8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officeooo:rsid="005e7169"/>
    </style:style>
    <style:style style:name="T29" style:family="text">
      <style:text-properties officeooo:rsid="005f716f"/>
    </style:style>
    <style:style style:name="T30" style:family="text">
      <style:text-properties officeooo:rsid="0061480d"/>
    </style:style>
    <style:style style:name="T31" style:family="text">
      <style:text-properties officeooo:rsid="00634659"/>
    </style:style>
    <style:style style:name="T32" style:family="text">
      <style:text-properties officeooo:rsid="006423c5"/>
    </style:style>
    <style:style style:name="T33" style:family="text">
      <style:text-properties officeooo:rsid="0064698b"/>
    </style:style>
    <style:style style:name="T34" style:family="text">
      <style:text-properties officeooo:rsid="0067450f"/>
    </style:style>
    <style:style style:name="T35" style:family="text">
      <style:text-properties officeooo:rsid="0069876d"/>
    </style:style>
    <style:style style:name="T36" style:family="text">
      <style:text-properties officeooo:rsid="006a5eb9"/>
    </style:style>
    <style:style style:name="T37" style:family="text">
      <style:text-properties officeooo:rsid="006bd849"/>
    </style:style>
    <style:style style:name="T38" style:family="text">
      <style:text-properties officeooo:rsid="006ff33b"/>
    </style:style>
    <style:style style:name="T39" style:family="text">
      <style:text-properties officeooo:rsid="0070dd86"/>
    </style:style>
    <style:style style:name="T40" style:family="text">
      <style:text-properties officeooo:rsid="00722fcf"/>
    </style:style>
    <style:style style:name="T41" style:family="text">
      <style:text-properties officeooo:rsid="0075c65d"/>
    </style:style>
    <style:style style:name="T42" style:family="text">
      <style:text-properties officeooo:rsid="0076b968"/>
    </style:style>
    <style:style style:name="T43" style:family="text">
      <style:text-properties officeooo:rsid="007889ee"/>
    </style:style>
    <style:style style:name="T44" style:family="text">
      <style:text-properties officeooo:rsid="00794ce2"/>
    </style:style>
    <style:style style:name="T45" style:family="text">
      <style:text-properties officeooo:rsid="007a5676"/>
    </style:style>
    <style:style style:name="T46" style:family="text">
      <style:text-properties officeooo:rsid="007b0c73"/>
    </style:style>
    <style:style style:name="T47" style:family="text">
      <style:text-properties officeooo:rsid="007c31b0"/>
    </style:style>
    <style:style style:name="T48" style:family="text">
      <style:text-properties officeooo:rsid="007cec99"/>
    </style:style>
    <style:style style:name="T49" style:family="text">
      <style:text-properties officeooo:rsid="007df108"/>
    </style:style>
    <style:style style:name="T50" style:family="text">
      <style:text-properties officeooo:rsid="007f1244"/>
    </style:style>
    <style:style style:name="T51" style:family="text">
      <style:text-properties officeooo:rsid="00804161"/>
    </style:style>
    <style:style style:name="T52" style:family="text">
      <style:text-properties officeooo:rsid="00809145"/>
    </style:style>
    <style:style style:name="T53" style:family="text">
      <style:text-properties officeooo:rsid="0084ac1f"/>
    </style:style>
    <style:style style:name="T54" style:family="text">
      <style:text-properties officeooo:rsid="008572f8"/>
    </style:style>
    <style:style style:name="T55" style:family="text">
      <style:text-properties officeooo:rsid="00858797"/>
    </style:style>
    <style:style style:name="T56" style:family="text">
      <style:text-properties officeooo:rsid="0089c1b4"/>
    </style:style>
    <style:style style:name="T57" style:family="text">
      <style:text-properties officeooo:rsid="008baa08"/>
    </style:style>
    <style:style style:name="T58" style:family="text">
      <style:text-properties officeooo:rsid="008d929e"/>
    </style:style>
    <style:style style:name="T59" style:family="text">
      <style:text-properties officeooo:rsid="00913905"/>
    </style:style>
    <style:style style:name="T60" style:family="text">
      <style:text-properties officeooo:rsid="0093089a"/>
    </style:style>
    <style:style style:name="T61" style:family="text">
      <style:text-properties officeooo:rsid="00944fcb"/>
    </style:style>
    <style:style style:name="T62" style:family="text">
      <style:text-properties officeooo:rsid="00946243"/>
    </style:style>
    <style:style style:name="T63" style:family="text">
      <style:text-properties officeooo:rsid="00957e4a"/>
    </style:style>
    <style:style style:name="T64" style:family="text">
      <style:text-properties officeooo:rsid="00963ec1"/>
    </style:style>
    <style:style style:name="T65" style:family="text">
      <style:text-properties officeooo:rsid="0098aad3"/>
    </style:style>
    <style:style style:name="T66" style:family="text">
      <style:text-properties officeooo:rsid="009a64f7"/>
    </style:style>
    <style:style style:name="T67" style:family="text">
      <style:text-properties officeooo:rsid="009c52be"/>
    </style:style>
    <style:style style:name="T68" style:family="text">
      <style:text-properties officeooo:rsid="009c6041"/>
    </style:style>
    <style:style style:name="T69" style:family="text">
      <style:text-properties officeooo:rsid="009e15b0"/>
    </style:style>
    <style:style style:name="T70" style:family="text">
      <style:text-properties fo:color="#800000" loext:opacity="100%" style:font-name="Hack" fo:font-size="9pt" style:font-size-asian="9pt"/>
    </style:style>
    <style:style style:name="T71" style:family="text">
      <style:text-properties officeooo:rsid="00a0130f"/>
    </style:style>
    <style:style style:name="T72" style:family="text">
      <style:text-properties officeooo:rsid="00a1c8fa"/>
    </style:style>
    <style:style style:name="T73" style:family="text">
      <style:text-properties officeooo:rsid="00a3f691"/>
    </style:style>
    <style:style style:name="T74" style:family="text">
      <style:text-properties fo:color="#000000" loext:opacity="100%" style:font-name="Hack" fo:font-size="9pt" fo:background-color="#ffffff" loext:char-shading-value="0" style:font-size-asian="9pt"/>
    </style:style>
    <style:style style:name="T75" style:family="text">
      <style:text-properties fo:color="#000000" loext:opacity="100%" style:font-name="Hack" fo:font-size="9pt" style:font-size-asian="9pt"/>
    </style:style>
    <style:style style:name="T76" style:family="text">
      <style:text-properties fo:color="#000000" loext:opacity="100%" style:font-name="Hack" fo:font-size="9pt" officeooo:rsid="01ab85af" style:font-size-asian="9pt"/>
    </style:style>
    <style:style style:name="T77" style:family="text">
      <style:text-properties fo:color="#000000" loext:opacity="100%" style:font-name="Cascadia Mono" fo:font-size="9.5pt" style:font-size-asian="9.5pt"/>
    </style:style>
    <style:style style:name="T78" style:family="text">
      <style:text-properties fo:color="#000000" loext:opacity="100%" fo:background-color="transparent" loext:char-shading-value="0"/>
    </style:style>
    <style:style style:name="T79" style:family="text">
      <style:text-properties officeooo:rsid="00a734bc"/>
    </style:style>
    <style:style style:name="T80" style:family="text">
      <style:text-properties officeooo:rsid="00aa48a5"/>
    </style:style>
    <style:style style:name="T81" style:family="text">
      <style:text-properties officeooo:rsid="00ac44a8"/>
    </style:style>
    <style:style style:name="T82" style:family="text">
      <style:text-properties officeooo:rsid="00acbc61"/>
    </style:style>
    <style:style style:name="T83" style:family="text">
      <style:text-properties officeooo:rsid="00af7ba5"/>
    </style:style>
    <style:style style:name="T84" style:family="text">
      <style:text-properties officeooo:rsid="00b13890"/>
    </style:style>
    <style:style style:name="T85" style:family="text">
      <style:text-properties officeooo:rsid="00b16338"/>
    </style:style>
    <style:style style:name="T86" style:family="text">
      <style:text-properties officeooo:rsid="00b2ae8f"/>
    </style:style>
    <style:style style:name="T87" style:family="text">
      <style:text-properties officeooo:rsid="00b4a976"/>
    </style:style>
    <style:style style:name="T88" style:family="text">
      <style:text-properties fo:color="#0000ff" loext:opacity="100%" style:font-name="Hack" fo:font-size="9pt" style:font-size-asian="9pt"/>
    </style:style>
    <style:style style:name="T89" style:family="text">
      <style:text-properties officeooo:rsid="00b7c7d3"/>
    </style:style>
    <style:style style:name="T90" style:family="text">
      <style:text-properties officeooo:rsid="00b8d4d9"/>
    </style:style>
    <style:style style:name="T91" style:family="text">
      <style:text-properties officeooo:rsid="00bad666"/>
    </style:style>
    <style:style style:name="T92" style:family="text">
      <style:text-properties officeooo:rsid="00bcf8a3"/>
    </style:style>
    <style:style style:name="T93" style:family="text">
      <style:text-properties officeooo:rsid="00bda337"/>
    </style:style>
    <style:style style:name="T94" style:family="text">
      <style:text-properties officeooo:rsid="00bf7e37"/>
    </style:style>
    <style:style style:name="T95" style:family="text">
      <style:text-properties officeooo:rsid="00c0b5c1"/>
    </style:style>
    <style:style style:name="T96" style:family="text">
      <style:text-properties officeooo:rsid="00c1c33a"/>
    </style:style>
    <style:style style:name="T97" style:family="text">
      <style:text-properties officeooo:rsid="00c41cae"/>
    </style:style>
    <style:style style:name="T98" style:family="text">
      <style:text-properties officeooo:rsid="00c4e0a1"/>
    </style:style>
    <style:style style:name="T99" style:family="text">
      <style:text-properties officeooo:rsid="00c98f07"/>
    </style:style>
    <style:style style:name="T100" style:family="text">
      <style:text-properties officeooo:rsid="00cb4215"/>
    </style:style>
    <style:style style:name="T101" style:family="text">
      <style:text-properties officeooo:rsid="00cdd526"/>
    </style:style>
    <style:style style:name="T102" style:family="text">
      <style:text-properties officeooo:rsid="00d0942d"/>
    </style:style>
    <style:style style:name="T103" style:family="text">
      <style:text-properties officeooo:rsid="00d440ac"/>
    </style:style>
    <style:style style:name="T104" style:family="text">
      <style:text-properties officeooo:rsid="00d55169"/>
    </style:style>
    <style:style style:name="T105" style:family="text">
      <style:text-properties officeooo:rsid="00d6bcbe"/>
    </style:style>
    <style:style style:name="T106" style:family="text">
      <style:text-properties officeooo:rsid="00d91d45"/>
    </style:style>
    <style:style style:name="T107" style:family="text">
      <style:text-properties fo:color="#d0a825" loext:opacity="100%" style:font-name="Cascadia Mono" fo:font-size="9.5pt" style:font-size-asian="9.5pt"/>
    </style:style>
    <style:style style:name="T108" style:family="text">
      <style:text-properties officeooo:rsid="00d9f3b8"/>
    </style:style>
    <style:style style:name="T109" style:family="text">
      <style:text-properties officeooo:rsid="00daaba4"/>
    </style:style>
    <style:style style:name="T110" style:family="text">
      <style:text-properties officeooo:rsid="00dd9cea"/>
    </style:style>
    <style:style style:name="T111" style:family="text">
      <style:text-properties officeooo:rsid="00ddeb7b"/>
    </style:style>
    <style:style style:name="T112" style:family="text">
      <style:text-properties officeooo:rsid="00de311b"/>
    </style:style>
    <style:style style:name="T113" style:family="text">
      <style:text-properties officeooo:rsid="00dea3f0"/>
    </style:style>
    <style:style style:name="T114" style:family="text">
      <style:text-properties officeooo:rsid="00e1ea41"/>
    </style:style>
    <style:style style:name="T115" style:family="text">
      <style:text-properties officeooo:rsid="00e44212"/>
    </style:style>
    <style:style style:name="T116" style:family="text">
      <style:text-properties officeooo:rsid="00e63535"/>
    </style:style>
    <style:style style:name="T117" style:family="text">
      <style:text-properties officeooo:rsid="00e982fd"/>
    </style:style>
    <style:style style:name="T118" style:family="text">
      <style:text-properties officeooo:rsid="00e9a0d4"/>
    </style:style>
    <style:style style:name="T119" style:family="text">
      <style:text-properties officeooo:rsid="00ed0d18"/>
    </style:style>
    <style:style style:name="T120" style:family="text">
      <style:text-properties officeooo:rsid="00eeab34"/>
    </style:style>
    <style:style style:name="T121" style:family="text">
      <style:text-properties officeooo:rsid="00f02025"/>
    </style:style>
    <style:style style:name="T122" style:family="text">
      <style:text-properties officeooo:rsid="010190bf"/>
    </style:style>
    <style:style style:name="T123" style:family="text">
      <style:text-properties officeooo:rsid="0102876d"/>
    </style:style>
    <style:style style:name="T124" style:family="text">
      <style:text-properties officeooo:rsid="010bee5d"/>
    </style:style>
    <style:style style:name="T125" style:family="text">
      <style:text-properties officeooo:rsid="010d0866"/>
    </style:style>
    <style:style style:name="T126" style:family="text">
      <style:text-properties officeooo:rsid="010df742"/>
    </style:style>
    <style:style style:name="T127" style:family="text">
      <style:text-properties officeooo:rsid="011186e9"/>
    </style:style>
    <style:style style:name="T128" style:family="text">
      <style:text-properties officeooo:rsid="01163cc4"/>
    </style:style>
    <style:style style:name="T129" style:family="text">
      <style:text-properties officeooo:rsid="01177d13"/>
    </style:style>
    <style:style style:name="T130" style:family="text">
      <style:text-properties officeooo:rsid="0118ac91"/>
    </style:style>
    <style:style style:name="T131" style:family="text">
      <style:text-properties officeooo:rsid="011ec619"/>
    </style:style>
    <style:style style:name="T132" style:family="text">
      <style:text-properties officeooo:rsid="01220bd0"/>
    </style:style>
    <style:style style:name="T133" style:family="text">
      <style:text-properties officeooo:rsid="01246805"/>
    </style:style>
    <style:style style:name="T134" style:family="text">
      <style:text-properties officeooo:rsid="01246ae6"/>
    </style:style>
    <style:style style:name="T135" style:family="text">
      <style:text-properties officeooo:rsid="012506b7"/>
    </style:style>
    <style:style style:name="T136" style:family="text">
      <style:text-properties fo:color="#c9211e" loext:opacity="100%" style:font-name="Cascadia Mono" fo:font-size="9.5pt" style:font-size-asian="9.5pt"/>
    </style:style>
    <style:style style:name="T137" style:family="text">
      <style:text-properties fo:color="#c9211e" loext:opacity="100%" style:font-name="Hack" fo:font-size="9pt" officeooo:rsid="01970045" style:font-size-asian="9pt"/>
    </style:style>
    <style:style style:name="T138" style:family="text">
      <style:text-properties officeooo:rsid="012aecaa"/>
    </style:style>
    <style:style style:name="T139" style:family="text">
      <style:text-properties officeooo:rsid="0130c393"/>
    </style:style>
    <style:style style:name="T140" style:family="text">
      <style:text-properties style:font-name="Arial" fo:font-size="13pt" style:font-size-asian="13pt"/>
    </style:style>
    <style:style style:name="T141" style:family="text">
      <style:text-properties style:font-name="Arial" fo:font-size="13pt" officeooo:rsid="0130c393" style:font-size-asian="13pt"/>
    </style:style>
    <style:style style:name="T142" style:family="text">
      <style:text-properties officeooo:rsid="013158f8"/>
    </style:style>
    <style:style style:name="T143" style:family="text">
      <style:text-properties officeooo:rsid="0131a31b"/>
    </style:style>
    <style:style style:name="T144" style:family="text">
      <style:text-properties officeooo:rsid="0132a793"/>
    </style:style>
    <style:style style:name="T145" style:family="text">
      <style:text-properties officeooo:rsid="0134a3b7"/>
    </style:style>
    <style:style style:name="T146" style:family="text">
      <style:text-properties officeooo:rsid="01364de9"/>
    </style:style>
    <style:style style:name="T147" style:family="text">
      <style:text-properties officeooo:rsid="0136658f"/>
    </style:style>
    <style:style style:name="T148" style:family="text">
      <style:text-properties officeooo:rsid="01379518"/>
    </style:style>
    <style:style style:name="T149" style:family="text">
      <style:text-properties officeooo:rsid="0137e563"/>
    </style:style>
    <style:style style:name="T150" style:family="text">
      <style:text-properties officeooo:rsid="0139ea36"/>
    </style:style>
    <style:style style:name="T151" style:family="text">
      <style:text-properties officeooo:rsid="013e2227"/>
    </style:style>
    <style:style style:name="T152" style:family="text">
      <style:text-properties officeooo:rsid="013f093f"/>
    </style:style>
    <style:style style:name="T153" style:family="text">
      <style:text-properties officeooo:rsid="01438097"/>
    </style:style>
    <style:style style:name="T154" style:family="text">
      <style:text-properties officeooo:rsid="0143930d"/>
    </style:style>
    <style:style style:name="T155" style:family="text">
      <style:text-properties officeooo:rsid="0143ec92"/>
    </style:style>
    <style:style style:name="T156" style:family="text">
      <style:text-properties officeooo:rsid="01454671"/>
    </style:style>
    <style:style style:name="T157" style:family="text">
      <style:text-properties officeooo:rsid="01475c74"/>
    </style:style>
    <style:style style:name="T158" style:family="text">
      <style:text-properties officeooo:rsid="015527d9"/>
    </style:style>
    <style:style style:name="T159" style:family="text">
      <style:text-properties officeooo:rsid="01593bfb"/>
    </style:style>
    <style:style style:name="T160" style:family="text">
      <style:text-properties officeooo:rsid="015ae39f"/>
    </style:style>
    <style:style style:name="T161" style:family="text">
      <style:text-properties officeooo:rsid="015b7fad"/>
    </style:style>
    <style:style style:name="T162" style:family="text">
      <style:text-properties officeooo:rsid="015d9a91"/>
    </style:style>
    <style:style style:name="T163" style:family="text">
      <style:text-properties officeooo:rsid="015ddb3f"/>
    </style:style>
    <style:style style:name="T164" style:family="text">
      <style:text-properties officeooo:rsid="015f9785"/>
    </style:style>
    <style:style style:name="T165" style:family="text">
      <style:text-properties officeooo:rsid="016017f0"/>
    </style:style>
    <style:style style:name="T166" style:family="text">
      <style:text-properties officeooo:rsid="01641378"/>
    </style:style>
    <style:style style:name="T167" style:family="text">
      <style:text-properties officeooo:rsid="016441c1"/>
    </style:style>
    <style:style style:name="T168" style:family="text">
      <style:text-properties officeooo:rsid="0165fa68"/>
    </style:style>
    <style:style style:name="T169" style:family="text">
      <style:text-properties officeooo:rsid="016646fe"/>
    </style:style>
    <style:style style:name="T170" style:family="text">
      <style:text-properties officeooo:rsid="01683fd4"/>
    </style:style>
    <style:style style:name="T171" style:family="text">
      <style:text-properties officeooo:rsid="016a56ca"/>
    </style:style>
    <style:style style:name="T172" style:family="text">
      <style:text-properties officeooo:rsid="016b20e3"/>
    </style:style>
    <style:style style:name="T173" style:family="text">
      <style:text-properties officeooo:rsid="016b4860"/>
    </style:style>
    <style:style style:name="T174" style:family="text">
      <style:text-properties officeooo:rsid="016c3b35"/>
    </style:style>
    <style:style style:name="T175" style:family="text">
      <style:text-properties officeooo:rsid="016e566b"/>
    </style:style>
    <style:style style:name="T176" style:family="text">
      <style:text-properties officeooo:rsid="01704006"/>
    </style:style>
    <style:style style:name="T177" style:family="text">
      <style:text-properties officeooo:rsid="017103bf"/>
    </style:style>
    <style:style style:name="T178" style:family="text">
      <style:text-properties officeooo:rsid="01755f44"/>
    </style:style>
    <style:style style:name="T179" style:family="text">
      <style:text-properties officeooo:rsid="017591fc"/>
    </style:style>
    <style:style style:name="T180" style:family="text">
      <style:text-properties officeooo:rsid="017662c1"/>
    </style:style>
    <style:style style:name="T181" style:family="text">
      <style:text-properties officeooo:rsid="01776f98"/>
    </style:style>
    <style:style style:name="T182" style:family="text">
      <style:text-properties officeooo:rsid="0177bb9c"/>
    </style:style>
    <style:style style:name="T183" style:family="text">
      <style:text-properties officeooo:rsid="0179f30e"/>
    </style:style>
    <style:style style:name="T184" style:family="text">
      <style:text-properties officeooo:rsid="017ad5b6"/>
    </style:style>
    <style:style style:name="T185" style:family="text">
      <style:text-properties officeooo:rsid="017c46e2"/>
    </style:style>
    <style:style style:name="T186" style:family="text">
      <style:text-properties officeooo:rsid="017e4579"/>
    </style:style>
    <style:style style:name="T187" style:family="text">
      <style:text-properties officeooo:rsid="018157b7"/>
    </style:style>
    <style:style style:name="T188" style:family="text">
      <style:text-properties officeooo:rsid="0182a822"/>
    </style:style>
    <style:style style:name="T189" style:family="text">
      <style:text-properties officeooo:rsid="0183e210"/>
    </style:style>
    <style:style style:name="T190" style:family="text">
      <style:text-properties officeooo:rsid="01871914"/>
    </style:style>
    <style:style style:name="T191" style:family="text">
      <style:text-properties officeooo:rsid="0188ff9a"/>
    </style:style>
    <style:style style:name="T192" style:family="text">
      <style:text-properties officeooo:rsid="0189e5bb"/>
    </style:style>
    <style:style style:name="T193" style:family="text">
      <style:text-properties officeooo:rsid="018b75e3"/>
    </style:style>
    <style:style style:name="T194" style:family="text">
      <style:text-properties officeooo:rsid="018b9071"/>
    </style:style>
    <style:style style:name="T195" style:family="text">
      <style:text-properties officeooo:rsid="018bfb15"/>
    </style:style>
    <style:style style:name="T196" style:family="text">
      <style:text-properties officeooo:rsid="018c8317"/>
    </style:style>
    <style:style style:name="T197" style:family="text">
      <style:text-properties officeooo:rsid="018df689"/>
    </style:style>
    <style:style style:name="T198" style:family="text">
      <style:text-properties officeooo:rsid="018fbc3c"/>
    </style:style>
    <style:style style:name="T199" style:family="text">
      <style:text-properties officeooo:rsid="0192b3a9"/>
    </style:style>
    <style:style style:name="T200" style:family="text">
      <style:text-properties officeooo:rsid="01938f7d"/>
    </style:style>
    <style:style style:name="T201" style:family="text">
      <style:text-properties officeooo:rsid="019602b4"/>
    </style:style>
    <style:style style:name="T202" style:family="text">
      <style:text-properties fo:color="#2b91af" loext:opacity="100%" style:font-name="Hack" fo:font-size="9pt" style:font-size-asian="9pt"/>
    </style:style>
    <style:style style:name="T203" style:family="text">
      <style:text-properties fo:color="#2b91af" loext:opacity="100%" style:font-name="Hack" fo:font-size="9pt" officeooo:rsid="01ab85af" style:font-size-asian="9pt"/>
    </style:style>
    <style:style style:name="T204" style:family="text">
      <style:text-properties fo:color="#2b91af" loext:opacity="100%" fo:background-color="transparent" loext:char-shading-value="0"/>
    </style:style>
    <style:style style:name="T205" style:family="text">
      <style:text-properties fo:color="#1f377f" loext:opacity="100%" style:font-name="Hack" fo:font-size="9pt" style:font-size-asian="9pt"/>
    </style:style>
    <style:style style:name="T206" style:family="text">
      <style:text-properties fo:color="#74531f" loext:opacity="100%" style:font-name="Hack" fo:font-size="9pt" style:font-size-asian="9pt"/>
    </style:style>
    <style:style style:name="T207" style:family="text">
      <style:text-properties fo:color="#008080" loext:opacity="100%" style:font-name="Hack" fo:font-size="9pt" style:font-size-asian="9pt"/>
    </style:style>
    <style:style style:name="T208" style:family="text">
      <style:text-properties fo:color="#e21f1f" loext:opacity="100%" style:font-name="Hack" fo:font-size="9pt" style:font-size-asian="9pt"/>
    </style:style>
    <style:style style:name="T209" style:family="text">
      <style:text-properties fo:color="#a31515" loext:opacity="100%" style:font-name="Hack" fo:font-size="9pt" style:font-size-asian="9pt"/>
    </style:style>
    <style:style style:name="T210" style:family="text">
      <style:text-properties officeooo:rsid="0197586a"/>
    </style:style>
    <style:style style:name="T211" style:family="text">
      <style:text-properties officeooo:rsid="019bf34b"/>
    </style:style>
    <style:style style:name="T212" style:family="text">
      <style:text-properties officeooo:rsid="019f0732"/>
    </style:style>
    <style:style style:name="T213" style:family="text">
      <style:text-properties officeooo:rsid="019f7c74"/>
    </style:style>
    <style:style style:name="T214" style:family="text">
      <style:text-properties officeooo:rsid="019fb546"/>
    </style:style>
    <style:style style:name="T215" style:family="text">
      <style:text-properties officeooo:rsid="019fb77e"/>
    </style:style>
    <style:style style:name="T216" style:family="text">
      <style:text-properties officeooo:rsid="01a5149b"/>
    </style:style>
    <style:style style:name="T217" style:family="text">
      <style:text-properties officeooo:rsid="01a871af"/>
    </style:style>
    <style:style style:name="T218" style:family="text">
      <style:text-properties officeooo:rsid="01aa4b7d"/>
    </style:style>
    <style:style style:name="T219" style:family="text">
      <style:text-properties officeooo:rsid="01ad796d"/>
    </style:style>
    <style:style style:name="T220" style:family="text">
      <style:text-properties fo:color="#808080" loext:opacity="100%" style:font-name="Hack" fo:font-size="9pt" officeooo:rsid="01ad796d" style:font-size-asian="9pt"/>
    </style:style>
    <style:style style:name="T221" style:family="text">
      <style:text-properties officeooo:rsid="01af320a"/>
    </style:style>
    <style:style style:name="T222" style:family="text">
      <style:text-properties officeooo:rsid="01b2683a"/>
    </style:style>
    <style:style style:name="T223" style:family="text">
      <style:text-properties officeooo:rsid="01b6de84"/>
    </style:style>
    <style:style style:name="T22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25"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226"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164" text:outline-level="1" text:is-list-header="true">Mar 4, 2023</text:h>
      <text:p text:style-name="P179">Translated the Interpreter pattern from C# to C++. <text:s/>Include diagram image. <text:s/>Rewrote the write-up to make it much shorter and to the point.</text:p>
      <text:p text:style-name="P180">For the Interpreter pattern example, I needed a C++ helper function, titlecase(), to convert a string to a title case format (uppercase first character, all other characters lowercase). <text:s/>Interestingly, there <text:span text:style-name="T223">does not appear to be any such</text:span> functionality in the standard C++ library or the STL.</text:p>
      <text:h text:style-name="P151" text:outline-level="1" text:is-list-header="true">Mar 3, 2023</text:h>
      <text:p text:style-name="P143">On to the Handler Chain pattern for translation to C++ from C#. <text:s/><text:span text:style-name="T217">Conversion complete and it works! <text:s/>I had to change the handler methods in the MessageWindow into static methods </text:span><text:span text:style-name="T218">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19">Define a mutex as a class member (or global, if classes aren't used):</text:span></text:p>
      <text:p text:style-name="P127"><text:span text:style-name="T220">#include</text:span><text:span text:style-name="T75"> </text:span><text:span text:style-name="T208">&lt;</text:span><text:span text:style-name="T209">mutex</text:span><text:span text:style-name="T208">&gt;</text:span></text:p>
      <text:p text:style-name="P127"><text:span text:style-name="T76">std::</text:span><text:span text:style-name="T203">mutex</text:span><text:span text:style-name="T76">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21">(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22">Moved comments about patterns from C# code to their appropriate .md files, even though I haven't completed the C++ part as yet. <text:s/>I have to remember to update those .md files when the C++ examples are completed.</text:span></text:p>
      <text:p text:style-name="P149"><text:soft-page-break/>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152" text:outline-level="1" text:is-list-header="true">Mar 2, 2023</text:h>
      <text:p text:style-name="P138">I figured out the error "attempting to reference a deleted function<text:span text:style-name="T212">". <text:s/>When a std::unique_ptr&lt;&gt; is used, </text:span><text:span text:style-name="T213">the copy assignment operator cannot be used to move a pointer from one std::unique_ptr&lt;&gt; to another. <text:s/>The following triggers the error </text:span><text:span text:style-name="T214">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15">(</text:span>element<text:span text:style-name="T215">)</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16">C</text:span>onvert<text:span text:style-name="T216">ed</text:span> the Command pattern from C# to C++. <text:s/><text:span text:style-name="T216">Including write-up and diagram image.</text:span></text:p>
      <text:h text:style-name="P153" text:outline-level="1" text:is-list-header="true">Mar 1, 2023</text:h>
      <text:p text:style-name="P128">Every shop that offers an item for sale must have a list of ingredients for each item. <text:s/><text:span text:style-name="T18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ext:soft-page-break/>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88">That should set up a "recursive" OrderVisitor from that shop for missing ingredients. <text:s/>When the "stack" has unwound to the first OrderVisitor, all the ingredients should be available. <text:s/></text:span><text:span text:style-name="T18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0">Something l</text:span><text:span text:style-name="T189">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193">return Inventory.ContainsKey(item) </text:span><text:span text:style-name="T194">&amp;&amp;</text:span><text:span text:style-name="T193"> Inventory[item] &gt; 0;</text:span></text:p>
      <text:p text:style-name="P120">}</text:p>
      <text:p text:style-name="P120"/>
      <text:p text:style-name="P124">void AddItemToInventory(string item)</text:p>
      <text:p text:style-name="P124">{</text:p>
      <text:p text:style-name="P125"><text:s text:c="4"/>if (!Inventory.ContainsKey(<text:span text:style-name="T198">i</text:span>tem))</text:p>
      <text:p text:style-name="P125"><text:s text:c="4"/>{</text:p>
      <text:p text:style-name="P125"><text:s text:c="8"/>Inventory.Add(<text:span text:style-name="T198">i</text:span>tem, 1);</text:p>
      <text:p text:style-name="P125"><text:s text:c="4"/>}</text:p>
      <text:p text:style-name="P125"><text:s text:c="4"/>else</text:p>
      <text:p text:style-name="P125"><text:s text:c="4"/>{</text:p>
      <text:p text:style-name="P125"><text:s text:c="8"/>Inventory[<text:span text:style-name="T198">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2">DoesShopSellItem(item)</text:span> &amp;&amp; !<text:span text:style-name="T193">IsItemInStock(item</text:span>)<text:span text:style-name="T19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191">if (IngredientsForItems[orderItem].Count &gt; 0)</text:span></text:p>
      <text:p text:style-name="Code"><text:s text:c="8"/><text:span text:style-name="T191">{</text:span></text:p>
      <text:p text:style-name="Code"><text:s text:c="12"/>OrderVisitor visitor = new OrderVisitor(IngredientsForItems[orderItem]);</text:p>
      <text:p text:style-name="Code"><text:s text:c="12"/>village.Accept(visitor);</text:p>
      <text:p text:style-name="Code"><text:s text:c="8"/><text:span text:style-name="T195">}</text:span></text:p>
      <text:p text:style-name="Code"><text:soft-page-break/><text:s text:c="8"/><text:span text:style-name="T195">else</text:span></text:p>
      <text:p text:style-name="Code"><text:s text:c="8"/><text:span text:style-name="T195">{</text:span></text:p>
      <text:p text:style-name="P123"><text:s text:c="12"/>// <text:span text:style-name="T197">The ordered item has no ingredients </text:span><text:span text:style-name="T196">so </text:span><text:span text:style-name="T197">the</text:span></text:p>
      <text:p text:style-name="P123"><text:span text:style-name="T196"><text:s text:c="12"/>// ordered item </text:span><text:span text:style-name="T197">is </text:span><text:span text:style-name="T196">magically added to inventory</text:span></text:p>
      <text:p text:style-name="P122"><text:s text:c="8"/><text:span text:style-name="T195">}</text:span></text:p>
      <text:p text:style-name="P125"><text:s text:c="8"/><text:span text:style-name="T198">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19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199">DoesShopSellItem(</text:span>item) &amp;&amp; <text:span text:style-name="T19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0">ToBePickedUp</text:span>);</text:p>
      <text:p text:style-name="P126"><text:s text:c="8"/>Inventory[item<text:span text:style-name="T200">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text:soft-page-break/>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01">has defined in it an alias for unique_ptr_t but the class itself does not have any lists that contain std::unique_ptr&lt;&gt; objects. <text:s/>One line that triggers the problem is in Visitor_Village.cpp:</text:span></text:p>
      <text:p text:style-name="P127"><text:span text:style-name="T202">Visitor_Shop</text:span><text:span text:style-name="T75">::</text:span><text:span text:style-name="T202">unique_ptr_t</text:span><text:span text:style-name="T75"> </text:span><text:span text:style-name="T205">shop</text:span><text:span text:style-name="T75"> = std::</text:span><text:span text:style-name="T206">make_unique</text:span><text:span text:style-name="T75">&lt;</text:span><text:span text:style-name="T202">Visitor_Restaurant</text:span><text:span text:style-name="T75">&gt;();</text:span></text:p>
      <text:p text:style-name="P127"><text:span text:style-name="T205">shop</text:span><text:span text:style-name="T207">-&gt;</text:span><text:span text:style-name="T206">SetName</text:span><text:span text:style-name="T75">(</text:span><text:span text:style-name="T208">"</text:span><text:span text:style-name="T209">Joe's Burger Joint</text:span><text:span text:style-name="T208">"</text:span><text:span text:style-name="T75">);</text:span></text:p>
      <text:p text:style-name="P127"><text:span text:style-name="T205">shop</text:span><text:span text:style-name="T207">-&gt;</text:span><text:span text:style-name="T206">SetAddress</text:span><text:span text:style-name="T75">(</text:span><text:span text:style-name="T208">"</text:span><text:span text:style-name="T209">47 Millings Rd.</text:span><text:span text:style-name="T208">"</text:span><text:span text:style-name="T75">);</text:span></text:p>
      <text:p text:style-name="P127"><text:span text:style-name="T205">shop</text:span><text:span text:style-name="T207">-&gt;</text:span><text:span text:style-name="T206">SetVillage</text:span><text:span text:style-name="T75">(</text:span><text:span text:style-name="T88">this</text:span><text:span text:style-name="T75">);</text:span></text:p>
      <text:p text:style-name="P127"><text:span text:style-name="T205">shop</text:span><text:span text:style-name="T207">-&gt;</text:span><text:span text:style-name="T206">SetIngredientsForItems</text:span><text:span text:style-name="T75">(</text:span><text:span text:style-name="T202">MapOfStrings</text:span><text:span text:style-name="T75">{</text:span></text:p>
      <text:p text:style-name="P127"><text:span text:style-name="T75"><text:s text:c="8"/>{ </text:span><text:span text:style-name="T208">"</text:span><text:span text:style-name="T209">hamburger</text:span><text:span text:style-name="T208">"</text:span><text:span text:style-name="T75">, { </text:span><text:span text:style-name="T208">"</text:span><text:span text:style-name="T209">ground beef</text:span><text:span text:style-name="T208">"</text:span><text:span text:style-name="T75">, </text:span><text:span text:style-name="T208">"</text:span><text:span text:style-name="T209">hamburger buns</text:span><text:span text:style-name="T208">"</text:span><text:span text:style-name="T75">, </text:span><text:span text:style-name="T208">"</text:span><text:span text:style-name="T209">ketchup</text:span><text:span text:style-name="T208">"</text:span><text:span text:style-name="T75">, </text:span><text:span text:style-name="T208">"</text:span><text:span text:style-name="T209">mustard</text:span><text:span text:style-name="T208">"</text:span><text:span text:style-name="T75">, </text:span><text:span text:style-name="T208">"</text:span><text:span text:style-name="T209">mayonnaise</text:span><text:span text:style-name="T208">"</text:span><text:span text:style-name="T75">, </text:span><text:span text:style-name="T208">"</text:span><text:span text:style-name="T209">lettuce</text:span><text:span text:style-name="T208">"</text:span><text:span text:style-name="T75">, </text:span><text:span text:style-name="T208">"</text:span><text:span text:style-name="T209">tomato</text:span><text:span text:style-name="T208">"</text:span><text:span text:style-name="T75">, </text:span><text:span text:style-name="T208">"</text:span><text:span text:style-name="T209">onion</text:span><text:span text:style-name="T208">"</text:span><text:span text:style-name="T75">, </text:span><text:span text:style-name="T208">"</text:span><text:span text:style-name="T209">pickles</text:span><text:span text:style-name="T208">"</text:span><text:span text:style-name="T75"> } }</text:span></text:p>
      <text:p text:style-name="P127"><text:s text:c="4"/>});</text:p>
      <text:p text:style-name="P127"><text:span text:style-name="T75">shops.</text:span><text:span text:style-name="T206">push_back</text:span><text:span text:style-name="T75">(</text:span><text:span text:style-name="T205">shop</text:span><text:span text:style-name="T75">); <text:s text:c="2"/></text:span><text:span text:style-name="T137">&lt;===</text:span></text:p>
      <text:p text:style-name="P129">This is the first shop being created and added to the list of shops. <text:s/>I can swap this block for the next block and it still triggers on the first push_back(). <text:s/><text:span text:style-name="T210">This is how Visitor_Village::shops is declared:</text:span></text:p>
      <text:p text:style-name="Code"><text:span text:style-name="T78">std::</text:span><text:span text:style-name="T204">vector</text:span><text:span text:style-name="T78">&lt;</text:span><text:span text:style-name="T204">Visitor_Shop</text:span><text:span text:style-name="T78">::</text:span><text:span text:style-name="T204">unique_ptr_t</text:span><text:span text:style-name="T78">&gt; shops;</text:span></text:p>
      <text:p text:style-name="Text_20_body">This one has me <text:span text:style-name="T211">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54"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2">Shop</text:span>, his buns from Oxel's Breads and Buns Bakery, his ketchup, mustard and mayonnaise from Connie's Condiments, <text:span text:style-name="T162">lettuce </text:span><text:span text:style-name="T176">and tomato</text:span><text:span text:style-name="T162"> from Florence's Vegetables,</text:span> <text:span text:style-name="T162">and his pickles from Larry's Pickle Emporium. <text:s/>Connie gets her ketchup from Klyde and Sons Ketchup Makers. <text:s/>Connie gets her mustard from Molly's Mustard </text:span><text:span text:style-name="T176">Mart</text:span><text:span text:style-name="T162">. <text:s/>And Connie gets her mayonnaise from Turk's Mayo Supply. <text:s/></text:span><text:span text:style-name="T176">Molly gets her mustard seed from Florence's vegetables </text:span><text:span text:style-name="T177">and vinegar from Vinnies' Source Flavors</text:span><text:span text:style-name="T176">.</text:span><text:span text:style-name="T162"> <text:s/>Larry gets his cucumbers from Florence's, his vinegar from </text:span><text:span text:style-name="T163">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65">grocery, </text:span>and manufacturing. <text:s/>All the shops would have a few operations in common, such as taking an order and fulfilling an order.</text:p>
      <text:p text:style-name="P111">We also discussed modeling the whole village, from land <text:span text:style-name="T164">(public, private, with structures, and without structures)</text:span> to roads <text:span text:style-name="T164">(paved, dirt)</text:span> to residences <text:span text:style-name="T164">(single dwelling, multiple dwellings)</text:span> to shops. <text:s/><text:span text:style-name="T164">The </text:span><text:soft-page-break/><text:span text:style-name="T164">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66">seldom </text:span>change.</text:p>
      <text:p text:style-name="P114">Since modeling the entire village would lead to dozens of classes, I would like to limit the class structure to just shops. <text:s/><text:span text:style-name="T167">The entities are Restaurant, Butcher, Baker, </text:span><text:span text:style-name="T173">Vegetable </text:span><text:span text:style-name="T167">Grocer, </text:span><text:span text:style-name="T174">Condiment</text:span><text:span text:style-name="T173"> Grocer,</text:span><text:span text:style-name="T167"> </text:span><text:span text:style-name="T174">Pickle Grocer, </text:span><text:span text:style-name="T168">Maker</text:span><text:span text:style-name="T167">. <text:s/>These would derive from Shop. <text:s/></text:span><text:span text:style-name="T169">The properties of Shop are address, owner. <text:s/></text:span><text:span text:style-name="T170">The behaviors of Shop are receive order, fulfill order. <text:s/></text:span><text:span text:style-name="T171">Bob would create a visitor to visit </text:span><text:span text:style-name="T175">five</text:span><text:span text:style-name="T171"> stores to place orders. <text:s/></text:span><text:span text:style-name="T172">Larry would create a similar visitor but only for order from three places.</text:span></text:p>
      <text:p text:style-name="P115">I think th<text:span text:style-name="T178">e</text:span> data <text:span text:style-name="T178">that describes the shops of the Village of Self-Sufficiency</text:span> should be put into an XML or JSON file so the other languages can read it in and build the object hierarchy. <text:s/><text:span text:style-name="T179">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83">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84">but I don't think that will work as that will lead to a nested series of visitor operations </text:span><text:span text:style-name="T185">and I cannot dynamically create a visitor for specific items that are missing. <text:s/></text:span><text:span text:style-name="T18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155"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5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text:soft-page-break/></text:p>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57">This is what I had to do (in essence):</text:span></text:p>
      <text:p text:style-name="Code">HANDLE hStdIn <text:span text:style-name="T181">= NULL</text:span>;</text:p>
      <text:p text:style-name="Code">DWORD inputMode;</text:p>
      <text:p text:style-name="Code"/>
      <text:p text:style-name="Code">void _init_console_mode()</text:p>
      <text:p text:style-name="Code">{</text:p>
      <text:p text:style-name="Code"><text:s text:c="4"/><text:span text:style-name="T181">if (hStdIn == NULL)</text:span></text:p>
      <text:p text:style-name="Code"><text:s text:c="4"/><text:span text:style-name="T181">{</text:span></text:p>
      <text:p text:style-name="Code"><text:s text:c="8"/>hStdIn = ::GetStdHandle(STD_INPUT_HANDLE);</text:p>
      <text:p text:style-name="P109"><text:s text:c="8"/>::GetConsoleMode(hStdIn, &amp;inputMode);</text:p>
      <text:p text:style-name="P109"><text:s text:c="4"/><text:span text:style-name="T181">}</text:span><text:line-break/>}</text:p>
      <text:p text:style-name="Code"/>
      <text:p text:style-name="Code">void _disableInputEcho()</text:p>
      <text:p text:style-name="Code">{<text:span text:style-name="T74"/></text:p>
      <text:p text:style-name="Code"><text:s text:c="4"/><text:span text:style-name="T181">_init_console_mode();</text:span><text:span text:style-name="T74"/></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81">_init_console_mode();</text:span><text:span text:style-name="T74"/></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oft-page-break/><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5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oft-page-break/><text:span text:style-name="T160">A</text:span>dded Visitor pattern example, <text:span text:style-name="T159">write-up, and image. <text:s/></text:span><text:span text:style-name="T16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1">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35">The high level calls the low level version.</text:span> <text:s/><text:span text:style-name="T133">This doesn't work in C++ </text:span><text:span text:style-name="T134">as one of the two methods is unresolved at link time:</text:span></text:p>
      <text:p text:style-name="Code"><text:span text:style-name="T77">2&gt;Faced_ComplicatedSubSystem.obj : </text:span><text:span text:style-name="T13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77">2&gt;Faced_ComplicatedSubSystem.obj : </text:span><text:span text:style-name="T13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77">2&gt;C:\work\vs2022\DesignPatternExamples\bin\Debug\cplusplus\DesignPatternExamples_cplusplus.exe : </text:span><text:span text:style-name="T136">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165">Make sure the parameters are different so overloading allows both to exist.</text:p>
        </text:list-item>
        <text:list-item>
          <text:p text:style-name="P165">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38">That worked. <text:s/>The Facade example is now functional.</text:span></text:p>
      <text:p text:style-name="P94"><text:soft-page-break/>[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39">Did a little tweak of the Flyweight example in C# so that the velocities are doubles instead of ints. <text:s/>This allows me to have 5 levels of velocity instead of 1 (</text:span><text:span text:style-name="T140">±</text:span><text:span text:style-name="T139">0.2, </text:span><text:span text:style-name="T141">±</text:span><text:span text:style-name="T139">0.4, </text:span><text:span text:style-name="T141">±</text:span><text:span text:style-name="T139">0.6, </text:span><text:span text:style-name="T141">±</text:span><text:span text:style-name="T139">0.8, </text:span><text:span text:style-name="T141">±</text:span><text:span text:style-name="T139">1.0). <text:s/>Also modified the "big resource" to use +-| characters as the borders. <text:s/>Makes it look a little more interesting.</text:span></text:p>
      <text:p text:style-name="P96"><text:span text:style-name="T139">Started working on the flyweight pattern in C++. <text:s/></text:span><text:span text:style-name="T142">I can use the ANSI terminal sequence for setting the cursor position (</text:span><text:span text:style-name="T148">"</text:span><text:span text:style-name="T142">\x1b[&lt;</text:span><text:span text:style-name="T147">y</text:span><text:span text:style-name="T142">&gt;;&lt;</text:span><text:span text:style-name="T147">x</text:span><text:span text:style-name="T142">&gt;</text:span><text:span text:style-name="T143">f</text:span><text:span text:style-name="T148">" or "\x1b[&lt;y&gt;;&lt;x&gt;H"</text:span><text:span text:style-name="T143">). <text:s/>However, I still need to get the current cursor position. <text:s/></text:span><text:span text:style-name="T144">Ah. <text:s/>&lt;ESC&gt;7 </text:span><text:span text:style-name="T148">(or "&lt;ESC&gt;[s")</text:span><text:span text:style-name="T144"> will save the current cursor position to memory and &lt;ESC&gt;8 </text:span><text:span text:style-name="T148">(or "&lt;ESC&gt;[u")</text:span><text:span text:style-name="T144"> will restore cursor position from memory. <text:s/></text:span><text:span text:style-name="T145">So first save cursor position with &lt;ESC&gt;7, then to restore the position, &lt;ESC&gt;8 then &lt;ESC&gt;7 (I'm assuming the memory is lost after a restore </text:span><text:span text:style-name="T146">but if it isn't, drop the &lt;ESC&gt;7)</text:span><text:span text:style-name="T145">.</text:span></text:p>
      <text:p text:style-name="P97"><text:span text:style-name="T149">To hide the cursor: "\x1b</text:span>[?25l<text:span text:style-name="T149">" </text:span><text:span text:style-name="T150">(lowercase el).</text:span></text:p>
      <text:p text:style-name="P97"><text:span text:style-name="T149">To show the cursor: "\x1b</text:span>[?25h <text:span text:style-name="T149">".</text:span></text:p>
      <text:p text:style-name="P98">Implemented cursor stuff (helpers/cursor.h/cursor.cpp).</text:p>
      <text:p text:style-name="P98">Implemented helpers::readkey() and helpers::checkforkey().</text:p>
      <text:p text:style-name="P98">In the home stretch and I ran into the following <text:span text:style-name="T15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text:soft-page-break/>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text:soft-page-break/>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text:soft-page-break/>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text:soft-page-break/>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2">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3">show the display then </text:span>get the absolute cursor position <text:span text:style-name="T153">and</text:span> subtract the display height <text:span text:style-name="T153">to get to the rendering point. <text:s/></text:span><text:span text:style-name="T154">So I'm back to the problem of getting the cursor position. <text:s/>Using the ANSI sequence to save and restore the cursor position so long as the screen doesn't scroll between the two calls. <text:s/></text:span><text:span text:style-name="T155">I just may have to break down and modify the cursor helpers to use Windows to get the cursor position, just like in the C# version.</text:span></text:p>
      <text:h text:style-name="P156"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28">means</text:span> the Windows Terminal sets this automatically as does the batch script handler. <text:s/><text:span text:style-name="T129">This is required for both the C++ and C# versions of the DesignP</text:span><text:span text:style-name="T130">a</text:span><text:span text:style-name="T129">tternExamples program </text:span><text:span text:style-name="T130">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1">Now the decorators print the raw text underlined and drawn in red text on a white background.</text:span></text:p>
      <text:p text:style-name="P91"><text:soft-page-break/>And I just realized that a lot of my examples lack a certain sense of whimsy. <text:s/><text:span text:style-name="T132">The Flyweight example is good and the new Decorator example has some nice pizzazz but I need to bring that to all the examples. <text:s/>Just a thought for now.</text:span></text:p>
      <text:h text:style-name="P157"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06">At first, </text:span>I defined the decorator classes only in Decorator_Classes.h, with inline implementation, but I ran int<text:span text:style-name="T106">o </text:span><text:span text:style-name="T109">three </text:span><text:span text:style-name="T108">build warnings:</text:span></text:p>
      <text:p text:style-name="Code"><text:span text:style-name="T77">2&gt;C:\Program Files\Microsoft Visual Studio\2022\Community\VC\Tools\MSVC\14.35.32215\include\charconv(699,36): </text:span><text:span text:style-name="T10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77">2&gt;C:\Program Files\Microsoft Visual Studio\2022\Community\VC\Tools\MSVC\14.35.32215\include\charconv(726,31): </text:span><text:span text:style-name="T10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77">2&gt;C:\Program Files\Microsoft Visual Studio\2022\Community\VC\Tools\MSVC\14.35.32215\include\atomic(325,35): </text:span><text:span text:style-name="T10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oft-page-break/><text:span text:style-name="T77">2&gt;C:\Program Files\Microsoft Visual Studio\2022\Community\VC\Tools\MSVC\14.35.32215\include\atomic(325,35): </text:span><text:span text:style-name="T10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0">y declared as static inside a function declared as inline. <text:s/>I'm guessing that the two header files, charconv and atomic, are expected to be used only in .cpp files, not .h files. <text:s/></text:span><text:span text:style-name="T111">However, I'm not explicitly loading either of those two files. <text:s/></text:span><text:span text:style-name="T11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3">And if I remove &lt;memory&gt; from Decorator_Classes.h (replacing </text:span><text:span text:style-name="T27">typedef std::shared_ptr&lt;IRenderElement&gt; IRenderElementPtr</text:span><text:span text:style-name="T113"> with </text:span><text:span text:style-name="T27">typedef IRenderElement* IRenderElementPtr</text:span><text:span text:style-name="T11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4">atomic&gt;</text:span> warning persisted.</text:p>
      <text:p text:style-name="Text_20_body">In online searches for a description of this problem, I came across <text:span text:style-name="T115">th</text:span><text:span text:style-name="T117">is (unrelated)</text:span><text:span text:style-name="T115"> </text:span><text:a xlink:type="simple" xlink:href="https://stackoverflow.com/questions/2717436/whats-your-convention-for-typedefing-shared-ptr#2717666" text:style-name="Internet_20_link" text:visited-style-name="Visited_20_Internet_20_Link">stackoverflow answer</text:a> <text:span text:style-name="T115">that describes a good way to define a typedef for a shared_ptr on a particular type. <text:s/>Basically, put the typedef in the type. <text:s/></text:span><text:span text:style-name="T11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18">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19">all warnings enabled and treated as errors. <text:s/></text:span><text:span text:style-name="T120">Trying to build work.cpp exactly as in Visual Studio but facing problem of missing functions due to not linking in the C++ runtime library (I suspect). <text:s/>The command lines for </text:span><text:span text:style-name="T121">the </text:span><text:span text:style-name="T120">linker in the </text:span><text:soft-page-break/><text:span text:style-name="T120">DesignPatternExamples_cpp project do not show the inclusion of the C++ runtime library other than with /MD </text:span><text:span text:style-name="T121">(in the compiler settings).</text:span></text:p>
      <text:p text:style-name="P79">Resolved. <text:s/><text:span text:style-name="T122">The command switches I was applying to the compiler test apparently included some 64-bit stuff and t</text:span>he problem is I needed to make sure I was building for <text:span text:style-name="T12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3">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4">You could add a method to the IRenderElement interface, something like WrapThis(IRenderElement) </text:span><text:span text:style-name="T126">(or perhaps DecorateThis())</text:span><text:span text:style-name="T124">. <text:s/></text:span><text:span text:style-name="T12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ext:soft-page-break/>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27">and C#</text:span> Decorator example to use a Decorator base class for all decorators.</text:p>
      <text:h text:style-name="P158" text:outline-level="1" text:is-list-header="true">Feb 23, 2023</text:h>
      <text:p text:style-name="P61">I need to flesh out the description of each pattern to describe and, if possible, to show the specific example.</text:p>
      <text:p text:style-name="P61">After some research, <text:span text:style-name="T97">found that </text:span>I can use the doxygen @snippet command to pull in fragments of code surrounded by <text:span text:style-name="T25">//! [Identifier string]</text:span> <text:span text:style-name="T92">(note that the //! could also be ///). <text:s/>I need</text:span><text:span text:style-name="T97">ed</text:span><text:span text:style-name="T92"> to modify the EXAMPLE_PATH variable in Doxyfile to point to the source directory (I used "../" so that I can refer to the snippet file as cplusplus/program.cpp or csharp/program.cs).</text:span></text:p>
      <text:p text:style-name="P66">Example snippet <text:span text:style-name="T98">(used in adapter.md):</text:span></text:p>
      <text:p text:style-name="Code">@snippet cplusplus/program.cpp Using Adapter in C++</text:p>
      <text:p text:style-name="P66">In program.cpp, I added the following to before and after <text:span text:style-name="T98">Adapter_Exercise() function to identify the snippet:</text:span></text:p>
      <text:p text:style-name="Code">//!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3">This appears to be caused by th</text:span><text:span text:style-name="T94">e style associated with the doc-content entity ID. <text:s/>Firefox Inspector shows the following in the adapter_pattern.html:</text:span></text:p>
      <text:p text:style-name="Code">&lt;div id="doc-content" style="margin-left: 256px; height: 868px;"&gt;</text:p>
      <text:p text:style-name="P63">However, in the actual page, the tag is just <text:span text:style-name="T25">&lt;div id="doc-content"&gt;</text:span>. <text:s/><text:span text:style-name="T95">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96">I'm going to leave this alone for now.</text:span></text:p>
      <text:p text:style-name="P65">I wanted to put in a link to the source file declaring the DataReaderWriter class but I can't find a way to do that in doxygen. <text:s/><text:span text:style-name="T97">Oh well, just live with linking to the descriptions.</text:span></text:p>
      <text:p text:style-name="P66">After finishing adapter.md, did the same to bridge.md, with code snippets as well.</text:p>
      <text:p text:style-name="P67"><text:soft-page-break/>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99">I think I need a dynamic_cast&lt;&gt;. <text:s/></text:span><text:span text:style-name="T100">Trying the following:</text:span></text:p>
      <text:p text:style-name="Code">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1">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2">F</text:span>ileDirEntryList;</text:p>
      <text:p text:style-name="P70">And I eventually got it all to work! <text:s/><text:span text:style-name="T103">Committed my changes.</text:span></text:p>
      <text:p text:style-name="P71">Next is to work on the composite.md write up. <text:s/><text:span text:style-name="T10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05">at least </text:span><text:span text:style-name="T104">simplify things </text:span><text:span text:style-name="T105">a little by removing an unnecessary distraction.</text:span></text:p>
      <text:p text:style-name="P72">Removed the IFileDirEntry interface from both C++ and C#.</text:p>
      <text:h text:style-name="P159" text:outline-level="1" text:is-list-header="true">Feb 22, 2023</text:h>
      <text:p text:style-name="P34">In the C++ version of the Adapter class, remove the class factory for creating the main DataReaderWriterImpl class and replace it with a functional DataReaderWriter class declared in a header file and defined in the DataReaderWriter.cpp file. <text:s/><text:span text:style-name="T41">This will make the C++ example closer to the C# example and will remove the obscuring IDataReaderWriter interface, which does not contribute to the example.</text:span></text:p>
      <text:p text:style-name="P35"><text:span text:style-name="T42">I already did the </text:span>same thing for the Bridge class, <text:span text:style-name="T42">so no changes needed there</text:span>.</text:p>
      <text:p text:style-name="P39">Updated testpage.html and testhighlight.html with the latest version of the Adapter example.</text:p>
      <text:p text:style-name="P40"><text:span text:style-name="T44">Modified the C++ code to use the</text:span> std::format() function from C++20. <text:s/>Requires building in C++20. <text:s/>The formatting is based on Python's formatting. <text:s/>I explored this in the C:\work\vs2022\teststandardformat project. <text:s/>The std::format() <text:span text:style-name="T44">function </text:span>basically replaces the use of std::ostringstream, providing a more concise approach to formatting complex strings. <text:s/>This is the same as C#'s String.Format() and Python's string.format() methods.</text:p>
      <text:p text:style-name="P40"><text:soft-page-break/>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3">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6">Also, I'm not sure I want to require highlight.js due to is size. <text:s/>That means producing static HTML pages with the desired code content. <text:s/>And</text:span> <text:span text:style-name="T45">I would much prefer this </text:span><text:span text:style-name="T46">to be</text:span><text:span text:style-name="T45"> (almost) completely automated. <text:s/></text:span><text:span text:style-name="T47">Doxygen comes to mind for creating a reference manual of code, which includes all the cross-indexed code nicely syntax-highlighted. <text:s/></text:span><text:span text:style-name="T48">The only problem I've had with doxygen in the past is I cannot control the layout is tightly as I would like. <text:s/>The current format I've developed is quite nice and easy to read.</text:span></text:p>
      <text:p text:style-name="P44"><text:span text:style-name="T50">Installed</text:span> the latest version of doxygen (v1.9.6<text:span text:style-name="T49">) as I have v1.8.19 from 2019. <text:s text:c="2"/></text:span><text:span text:style-name="T50">Installed the latest version of Graphviz (v7.10) as I have v2.19 from 2014.</text:span></text:p>
      <text:p text:style-name="P45">Created a makefile project in DesignPatternExamples called CreateDocs and added a new Doxy<text:span text:style-name="T51">f</text:span>ile to that project (doxygen -g DoxyFile). <text:s/><text:span text:style-name="T51">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he resulting documentation, while plain, does seem to work more or less as I would like. <text:s/>Definitely need to spend some time with the explanation stuff. <text:s/><text:span text:style-name="T52">I can put the markdown files in the Docs directory.</text:span></text:p>
      <text:p text:style-name="P47">In C#, renamed DesignPatternExamples namespace to be DesignPatternExamples_csharp. <text:s/>Makes it easier to distinguish the different language in doxygen-generated files.</text:p>
      <text:p text:style-name="P48">Added mainpage.md and adapter.md to see how those work.</text:p>
      <text:p text:style-name="P49">Cross references to other sections:</text:p>
      <text:list text:style-name="L2">
        <text:list-item>
          <text:p text:style-name="P167"><text:soft-page-break/>For markdown, use [<text:span text:style-name="T53">link </text:span>text](URL), where text is what the link will be connected to and URL is the relative or absolute URL to the page to link to. <text:s/>For exampl<text:span text:style-name="T53">e</text:span>, [Adapter Pattern](adapter_pattern.html).</text:p>
          <text:list>
            <text:list-item>
              <text:p text:style-name="P168">The disadvantage of markdown is the page name must be explicitly used and the link text must be explicitly given.</text:p>
            </text:list-item>
            <text:list-item>
              <text:p text:style-name="P169">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67">For doxygen, use the @ref to link to sections, pages, etc. <text:s/>@ref <text:span text:style-name="T53">section_name "link text". <text:s/>If the link text is not specified, the link text is taken from the title of the targeted section or page. <text:s/></text:span><text:span text:style-name="T54">For example, @ref adapter_pattern.</text:span></text:p>
        </text:list-item>
        <text:list-item>
          <text:p text:style-name="P166">For doxygen, the @link/@endlink can also work to pages, but it is intended for <text:span text:style-name="T54">file, class, and members. <text:s/>However, it will work with any named entity including sections and pages. <text:s/>@link section_name link </text:span><text:span text:style-name="T55">text @endlink</text:span><text:span text:style-name="T54">. <text:s/>For example, @link adapter_pattern Adapter Pattern @endlink.</text:span></text:p>
        </text:list-item>
      </text:list>
      <text:p text:style-name="P50">Images in markdown:</text:p>
      <text:list text:style-name="L3">
        <text:list-item>
          <text:p text:style-name="P170">Markdown is ![alt text](URL "<text:span text:style-name="T57">title</text:span>"). <text:s/><text:span text:style-name="T56">The markdown editor in VS2022 can show the image in the preview </text:span><text:span text:style-name="T57">with the title (when hovering over the image with the mouse).</text:span></text:p>
          <text:list>
            <text:list-item>
              <text:p text:style-name="P171">Doxygen does not interpret this <text:span text:style-name="T58">the same way</text:span>. <text:s/>Doxygen ignores the alt text and converts the title into a caption under the image.</text:p>
            </text:list-item>
            <text:list-item>
              <text:p text:style-name="P172">The image is treated as inline but also has an anchor created for it that appears right before the image. <text:s/><text:span text:style-name="T65">The image gets the class "inline" </text:span><text:span text:style-name="T68">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73">The "image" class centers the image.</text:p>
            </text:list-item>
          </text:list>
        </text:list-item>
        <text:list-item>
          <text:p text:style-name="P174">Doxygen is @img [{&lt;option&gt;, &lt;option&gt;}] &lt;format&gt; &lt;file&gt; <text:s/>["&lt;caption&gt;"] <text:span text:style-name="T59">[&lt;sizeindication&gt;=&lt;size&gt;]. <text:s/>Where &lt;format&gt; is "html", "latex", "rtf", "docbook", "xml". <text:s/>&lt;file&gt; is the name of the image file. <text:s/>&lt;</text:span><text:span text:style-name="T60">caption&gt; is displayed below the image in a single line. &lt;sizeindication&gt; is either "width" or "height" (or both separated by a space) followed by the size, which consists of HTML size values: 1em, 1px, 1in, 1cm, etc. <text:s/>&lt;</text:span><text:span text:style-name="T61">option&gt; is one of "anchor" or "inline". <text:s/></text:span><text:span text:style-name="T62">If "inline" is used in HTML, the caption is converted to the title of the image. </text:span><text:span text:style-name="T63">"anchor" ("anchor:anchor_id") puts an HTML anchor before the image. <text:s/></text:span><text:span text:style-name="T64">"inline" treats the image like a character and can thus be embedded in a sentence </text:span><text:span text:style-name="T65">(the image gets the class "inline")</text:span><text:span text:style-name="T64">. <text:s/>"anchor" wraps the image in its own &lt;div&gt; tag and therefore ends up in its own paragraph </text:span><text:span text:style-name="T66">(the image gets no class but it and the caption &lt;div&gt; that follows are wrapped in a &lt;div&gt; with the class "</text:span><text:span text:style-name="T67">image</text:span><text:span text:style-name="T66">").</text:span></text:p>
        </text:list-item>
        <text:list-item>
          <text:p text:style-name="P175">Can also use a raw &lt;img&gt; tag, to provide ultimate control. <text:s/><text:span text:style-name="T69">For example:</text:span></text:p>
        </text:list-item>
      </text:list>
      <text:p text:style-name="P36"><text:soft-page-break/>&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1">If I put &lt;div class="explanation"&gt; before the image and &lt;/div&gt; after the last paragraph, Doxygen duplicates the &lt;div&gt; tag on each paragraph. <text:s text:c="2"/></text:span><text:span text:style-name="T72">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3">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81">me </text:span>to embed <text:span text:style-name="T82">Doxygen and Markdown tags in </text:span>HTML. <text:s/>In Doxyfile, modify EXTENSION_MAPPING to this:</text:p>
      <text:p text:style-name="Code">EXTENSION_MAPPING <text:s text:c="5"/>= html=md</text:p>
      <text:p text:style-name="P54">Then add *.html to the end of the FILE_PATTERNS list.</text:p>
      <text:p text:style-name="P54">Then in the .html file, add the following to the top:</text:p>
      <text:p text:style-name="Code">@page page_id Page Title</text:p>
      <text:p text:style-name="P54">After that, add the &lt;div&gt; tags for the explanation and image. <text:s/>At the end, add <text:span text:style-name="T79">markdown for the</text:span> See Also links and Doxygen @ref for the links. <text:s/><text:span text:style-name="T79">For example:</text:span></text:p>
      <text:p text:style-name="Code">### See Also</text:p>
      <text:p text:style-name="Code">- @ref mainpage "Main Page"</text:p>
      <text:p text:style-name="P55">This works because the Markdown processor being used supports HTML in Markdown. <text:s/><text:span text:style-name="T80">I just think it's a little less confusing seeing mostly HTML in a Markdown file. <text:s/></text:span><text:span text:style-name="T85">I also don't need the surrounding &lt;div 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3">Doxygen doesn't really care about the contents, only that they can be formatted </text:span><text:span text:style-name="T84">in certain ways. <text:s/></text:span><text:span text:style-name="T86">The disadvantage is I have embedded HTML that might screw up if doxygen's styles are ever changed, or the page layout is changed. <text:s/>I think it will be okay since it is self-contained and it uses my own styles. <text:s/></text:span><text:span text:style-name="T87">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oft-page-break/><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5"><text:s text:c="4"/></text:span><text:span text:style-name="T88">&lt;/</text:span><text:span text:style-name="T70">p</text:span><text:span text:style-name="T88">&gt;</text:span></text:p>
      <text:p text:style-name="P127"><text:span text:style-name="T88">&lt;/</text:span><text:span text:style-name="T70">div</text:span><text:span text:style-name="T88">&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89">which prevents a blank line from appearing between the paragraphs.</text:span></text:p>
      <text:p text:style-name="P37"/>
      <text:p text:style-name="P57">Nope, I'm going back to markdown only and live with the image at the top of the expl<text:span text:style-name="T90">a</text:span>nation.</text:p>
      <text:p text:style-name="P57"/>
      <text:p text:style-name="P58">Note: At the moment, the html folder containing the output of doxygen is 8.32 megabytes in size.</text:p>
      <text:p text:style-name="P59">Added bridge.md as the <text:span text:style-name="T91">discussion</text:span> of the bridge pattern.</text:p>
      <text:h text:style-name="P160"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text:soft-page-break/><draw:g text:anchor-type="as-char" draw:z-index="0" draw:name="Group object 1" draw:style-name="gr1"><draw:custom-shape draw:name="Shape 1" draw:style-name="gr2" draw:text-style-name="P182" svg:width="2.3004in" svg:height="2.2189in" svg:x="0in" svg:y="0in"><text:p text:style-name="P181"><text:span text:style-name="T224">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83" xml:id="id2" draw:id="id2" svg:width="1.1098in" svg:height="1.2713in" svg:x="3.7in" svg:y="0.4264in"><text:p text:style-name="P181"><text:span text:style-name="T224">External</text:span></text:p><text:p text:style-name="P181"><text:span text:style-name="T224">component</text:span></text:p><draw:enhanced-geometry svg:viewBox="0 0 21600 21600" draw:type="rectangle" draw:enhanced-path="M 0 0 L 21600 0 21600 21600 0 21600 0 0 Z N"/></draw:custom-shape><draw:custom-shape draw:name="Shape 11" draw:style-name="gr4" draw:text-style-name="P185" svg:width="0.5543in" svg:height="0.3307in" svg:x="0.3457in" svg:y="0.1634in"><text:p text:style-name="P184"><text:span text:style-name="T22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85" svg:width="0.5539in" svg:height="0.3307in" svg:x="1.4in" svg:y="0.1437in"><text:p text:style-name="P184"><text:span text:style-name="T22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87" xml:id="id1" draw:id="id1" svg:width="0.635in" svg:height="0.4335in" svg:x="1.4252in" svg:y="0.8437in"><text:p text:style-name="P186"><text:span text:style-name="T226">Adapter</text:span></text:p><text:p text:style-name="P186"><text:span text:style-name="T22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85" svg:width="0.5543in" svg:height="0.3307in" svg:x="1.3709in" svg:y="1.4882in"><text:p text:style-name="P184"><text:span text:style-name="T22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85" svg:width="0.5543in" svg:height="0.3307in" svg:x="0.6209in" svg:y="1.7437in"><text:p text:style-name="P184"><text:span text:style-name="T22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85" svg:width="0.5539in" svg:height="0.3307in" svg:x="0.7in" svg:y="1.3382in"><text:p text:style-name="P184"><text:span text:style-name="T22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85" svg:width="0.5543in" svg:height="0.3303in" svg:x="0.7957in" svg:y="0.5189in"><text:p text:style-name="P184"><text:span text:style-name="T22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88"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oft-page-break/><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28">(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29">Visual Studio does not do thi</text:span><text:span text:style-name="T30">s. <text:s/></text:span><text:span text:style-name="T31">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1">https://github.com/mAAdhaTTah/babel-plugin-prismjs</text:span></text:a><text:span text:style-name="T31">). <text:s/>Babel uses a configuration file to specify the languages and plugins to load when initialized. <text:s/></text:span><text:span text:style-name="T32">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37">Found a</text:span><text:span text:style-name="T33">nother web-based </text:span><text:a xlink:type="simple" xlink:href="https://codebeautify.org/code-highlighter" text:style-name="Internet_20_link" text:visited-style-name="Visited_20_Internet_20_Link"><text:span text:style-name="T33">code highlighter</text:span></text:a><text:span text:style-name="T33">, a tool that is part of the </text:span><text:a xlink:type="simple" xlink:href="https://codebeautify.org/" text:style-name="Internet_20_link" text:visited-style-name="Visited_20_Internet_20_Link"><text:span text:style-name="T33">Code Beautify site</text:span></text:a><text:span text:style-name="T33">. <text:s/></text:span><text:span text:style-name="T34">Paste the code, select the theme, and presto. <text:s/>One of the themes is VS, so it highlights as though from Visual Studio.</text:span></text:p>
      <text:p text:style-name="P29">Either I commit to using some<text:span text:style-name="T35">thing</text:span> in the page such as highlight.js or Prism.js or I use Prism.js locally as part of <text:span text:style-name="T36">a</text:span> build process to generate the static HTML pages.</text:p>
      <text:p text:style-name="P30">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1">Finally, modified onload() function to add the following as the last line:</text:p>
      <text:p text:style-name="Code">highlightCode();</text:p>
      <text:p text:style-name="P31"><text:soft-page-break/>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39">I replaced '&lt;' with '&amp;lt;' and '&gt;' with '&amp;gt;'.</text:span> <text:s/>Loaded the <text:span text:style-name="T38">testhighlight.html </text:span>page <text:span text:style-name="T38">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0">load</text:span> these style sheets.</text:p>
      <text:h text:style-name="P161"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176">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77">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78">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78">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text:soft-page-break/>Committed my latest changes with the formatting changes.</text:p>
      <text:h text:style-name="P162"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text:soft-page-break/>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163"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text:soft-page-break/>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04T17:40:21.531000000</dc:date>
    <dc:creator>Stephen P Lepisto</dc:creator>
    <meta:editing-duration>P2DT13H2M41S</meta:editing-duration>
    <meta:editing-cycles>236</meta:editing-cycles>
    <meta:generator>LibreOffice/7.5.0.3$Windows_X86_64 LibreOffice_project/c21113d003cd3efa8c53188764377a8272d9d6de</meta:generator>
    <meta:document-statistic meta:table-count="1" meta:image-count="0" meta:object-count="0" meta:page-count="31" meta:paragraph-count="643" meta:word-count="9994" meta:character-count="79515" meta:non-whitespace-character-count="67944"/>
  </office:meta>
</office:document-meta>
</file>